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Heading_20_3">
      <style:text-properties officeooo:paragraph-rsid="000f50f9"/>
    </style:style>
    <style:style style:name="P12" style:family="paragraph" style:parent-style-name="Heading_20_3">
      <style:paragraph-properties fo:text-align="center" style:justify-single-word="false"/>
      <style:text-properties officeooo:paragraph-rsid="000f50f9"/>
    </style:style>
    <style:style style:name="P1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6" style:family="paragraph" style:parent-style-name="Text_20_body">
      <style:paragraph-properties fo:margin-left="0.9846in" fo:margin-right="0in" fo:text-indent="0in" style:auto-text-indent="false"/>
      <style:text-properties officeooo:paragraph-rsid="0029820e"/>
    </style:style>
    <style:style style:name="P17" style:family="paragraph" style:parent-style-name="Text_20_body">
      <style:paragraph-properties fo:margin-left="0.9846in" fo:margin-right="0in" fo:text-indent="0in" style:auto-text-indent="false"/>
      <style:text-properties officeooo:paragraph-rsid="002eadc6"/>
    </style:style>
    <style:style style:name="P18" style:family="paragraph" style:parent-style-name="Text_20_body">
      <style:paragraph-properties fo:margin-left="0.9846in" fo:margin-right="0in" fo:text-indent="0in" style:auto-text-indent="false"/>
      <style:text-properties officeooo:paragraph-rsid="00388490"/>
    </style:style>
    <style:style style:name="P19" style:family="paragraph" style:parent-style-name="Text_20_body">
      <style:paragraph-properties fo:margin-left="0.9846in" fo:margin-right="0in" fo:text-indent="0in" style:auto-text-indent="false"/>
      <style:text-properties officeooo:paragraph-rsid="003b455e"/>
    </style:style>
    <style:style style:name="P20" style:family="paragraph" style:parent-style-name="Text_20_body">
      <style:paragraph-properties fo:margin-left="0.9846in" fo:margin-right="0in" fo:text-indent="0in" style:auto-text-indent="false"/>
      <style:text-properties officeooo:paragraph-rsid="0052143e"/>
    </style:style>
    <style:style style:name="P21" style:family="paragraph" style:parent-style-name="indent-big">
      <style:paragraph-properties fo:text-align="start" style:justify-single-word="false"/>
      <style:text-properties fo:language="none" fo:country="none" style:language-asian="none" style:country-asian="none"/>
    </style:style>
    <style:style style:name="P2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4" style:family="paragraph" style:parent-style-name="Text_20_body">
      <style:paragraph-properties fo:margin-left="0.4925in" fo:margin-right="0in" fo:text-indent="0in" style:auto-text-indent="false"/>
      <style:text-properties officeooo:paragraph-rsid="00388490"/>
    </style:style>
    <style:style style:name="P2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6" style:family="paragraph" style:parent-style-name="Text_20_body">
      <style:text-properties officeooo:paragraph-rsid="005e6eb9"/>
    </style:style>
    <style:style style:name="P27" style:family="paragraph" style:parent-style-name="Text_20_body">
      <style:text-properties officeooo:paragraph-rsid="005fc8a6"/>
    </style:style>
    <style:style style:name="P28" style:family="paragraph" style:parent-style-name="Text_20_body">
      <style:text-properties officeooo:paragraph-rsid="0060822e"/>
    </style:style>
    <style:style style:name="P29" style:family="paragraph" style:parent-style-name="Text_20_body">
      <style:text-properties officeooo:paragraph-rsid="006236be"/>
    </style:style>
    <style:style style:name="P30" style:family="paragraph" style:parent-style-name="Text_20_body">
      <style:text-properties officeooo:paragraph-rsid="006b82cb"/>
    </style:style>
    <style:style style:name="P31" style:family="paragraph" style:parent-style-name="Text_20_body">
      <style:text-properties officeooo:paragraph-rsid="006c2c40"/>
    </style:style>
    <style:style style:name="P32" style:family="paragraph" style:parent-style-name="Text_20_body">
      <style:paragraph-properties fo:text-align="center" style:justify-single-word="false"/>
      <style:text-properties officeooo:paragraph-rsid="006c2c40"/>
    </style:style>
    <style:style style:name="P33" style:family="paragraph" style:parent-style-name="Text_20_body">
      <style:text-properties officeooo:paragraph-rsid="006c8658"/>
    </style:style>
    <style:style style:name="P34" style:family="paragraph" style:parent-style-name="Text_20_body">
      <style:text-properties officeooo:paragraph-rsid="006de052"/>
    </style:style>
    <style:style style:name="P35" style:family="paragraph" style:parent-style-name="Text_20_body">
      <style:text-properties officeooo:paragraph-rsid="006e2449"/>
    </style:style>
    <style:style style:name="P36" style:family="paragraph" style:parent-style-name="Text_20_body" style:master-page-name="">
      <style:paragraph-properties fo:margin-left="0in" fo:margin-right="0in" fo:text-indent="0in" style:auto-text-indent="false" style:page-number="auto" fo:break-before="auto" fo:break-after="auto"/>
      <style:text-properties fo:language="none" fo:country="none" officeooo:rsid="0054a5ca" officeooo:paragraph-rsid="00697906" style:language-asian="none" style:country-asian="none"/>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0.9846in" fo:margin-right="0in" fo:text-indent="0in" style:auto-text-indent="false"/>
      <style:text-properties officeooo:paragraph-rsid="006de052"/>
    </style:style>
    <style:style style:name="P39" style:family="paragraph" style:parent-style-name="Text_20_body">
      <style:paragraph-properties fo:margin-left="1.4772in" fo:margin-right="0in" fo:text-indent="0in" style:auto-text-indent="false"/>
      <style:text-properties officeooo:paragraph-rsid="006c8658"/>
    </style:style>
    <style:style style:name="P40" style:family="paragraph" style:parent-style-name="Text_20_body">
      <style:paragraph-properties fo:margin-left="2.4618in" fo:margin-right="0in" fo:text-indent="0in" style:auto-text-indent="false"/>
    </style:style>
    <style:style style:name="P41" style:family="paragraph" style:parent-style-name="Text_20_body">
      <style:paragraph-properties fo:margin-left="2.4618in" fo:margin-right="0in" fo:text-indent="0in" style:auto-text-indent="false"/>
      <style:text-properties officeooo:paragraph-rsid="006c2c40"/>
    </style:style>
    <style:style style:name="P42" style:family="paragraph" style:parent-style-name="Standard_20__28_user_29_">
      <style:paragraph-properties fo:margin-left="0in" fo:margin-right="0in" fo:text-indent="0in" style:auto-text-indent="false"/>
      <style:text-properties fo:language="none" fo:country="none" officeooo:rsid="0054a5ca" officeooo:paragraph-rsid="00697906" style:language-asian="none" style:country-asian="none"/>
    </style:style>
    <style:style style:name="P43" style:family="paragraph" style:parent-style-name="Heading_20_1" style:master-page-name="Standard">
      <style:paragraph-properties style:page-number="auto"/>
      <style:text-properties fo:language="none" fo:country="none" style:language-asian="none" style:country-asian="none"/>
    </style:style>
    <style:style style:name="P4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67e2b9"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officeooo:rsid="00105bb5"/>
    </style:style>
    <style:style style:name="T5" style:family="text">
      <style:text-properties officeooo:rsid="0010c590"/>
    </style:style>
    <style:style style:name="T6" style:family="text">
      <style:text-properties officeooo:rsid="001160b9"/>
    </style:style>
    <style:style style:name="T7" style:family="text">
      <style:text-properties officeooo:rsid="00131786"/>
    </style:style>
    <style:style style:name="T8" style:family="text">
      <style:text-properties officeooo:rsid="00132abb"/>
    </style:style>
    <style:style style:name="T9" style:family="text">
      <style:text-properties officeooo:rsid="0015451c"/>
    </style:style>
    <style:style style:name="T10" style:family="text">
      <style:text-properties officeooo:rsid="0015fe1b"/>
    </style:style>
    <style:style style:name="T11" style:family="text">
      <style:text-properties officeooo:rsid="0016ac27"/>
    </style:style>
    <style:style style:name="T12" style:family="text">
      <style:text-properties officeooo:rsid="0016d9c1"/>
    </style:style>
    <style:style style:name="T13" style:family="text">
      <style:text-properties officeooo:rsid="00177ea2"/>
    </style:style>
    <style:style style:name="T14" style:family="text">
      <style:text-properties officeooo:rsid="001a0ff3"/>
    </style:style>
    <style:style style:name="T15" style:family="text">
      <style:text-properties officeooo:rsid="001b1cea"/>
    </style:style>
    <style:style style:name="T16" style:family="text">
      <style:text-properties officeooo:rsid="001d3f43"/>
    </style:style>
    <style:style style:name="T17" style:family="text">
      <style:text-properties officeooo:rsid="001ee9d7"/>
    </style:style>
    <style:style style:name="T18" style:family="text">
      <style:text-properties officeooo:rsid="001f2dae"/>
    </style:style>
    <style:style style:name="T19" style:family="text">
      <style:text-properties officeooo:rsid="002029b4"/>
    </style:style>
    <style:style style:name="T20" style:family="text">
      <style:text-properties officeooo:rsid="0021d915"/>
    </style:style>
    <style:style style:name="T21" style:family="text">
      <style:text-properties officeooo:rsid="00235e0f"/>
    </style:style>
    <style:style style:name="T2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23" style:family="text">
      <style:text-properties officeooo:rsid="002455f2"/>
    </style:style>
    <style:style style:name="T24" style:family="text">
      <style:text-properties officeooo:rsid="00262c81"/>
    </style:style>
    <style:style style:name="T25" style:family="text">
      <style:text-properties officeooo:rsid="0027090f"/>
    </style:style>
    <style:style style:name="T26" style:family="text">
      <style:text-properties officeooo:rsid="0027336b"/>
    </style:style>
    <style:style style:name="T27" style:family="text">
      <style:text-properties officeooo:rsid="002763ad"/>
    </style:style>
    <style:style style:name="T28" style:family="text">
      <style:text-properties officeooo:rsid="0028656c"/>
    </style:style>
    <style:style style:name="T29" style:family="text">
      <style:text-properties officeooo:rsid="0029820e"/>
    </style:style>
    <style:style style:name="T30" style:family="text">
      <style:text-properties officeooo:rsid="002a234a"/>
    </style:style>
    <style:style style:name="T31" style:family="text">
      <style:text-properties officeooo:rsid="002b575d"/>
    </style:style>
    <style:style style:name="T32" style:family="text">
      <style:text-properties officeooo:rsid="002cb16c"/>
    </style:style>
    <style:style style:name="T33" style:family="text">
      <style:text-properties officeooo:rsid="0031db1b"/>
    </style:style>
    <style:style style:name="T34" style:family="text">
      <style:text-properties officeooo:rsid="00327653"/>
    </style:style>
    <style:style style:name="T35" style:family="text">
      <style:text-properties officeooo:rsid="0033af24"/>
    </style:style>
    <style:style style:name="T36" style:family="text">
      <style:text-properties officeooo:rsid="0034424c"/>
    </style:style>
    <style:style style:name="T37" style:family="text">
      <style:text-properties officeooo:rsid="00363834"/>
    </style:style>
    <style:style style:name="T38" style:family="text">
      <style:text-properties officeooo:rsid="00375486"/>
    </style:style>
    <style:style style:name="T39" style:family="text">
      <style:text-properties officeooo:rsid="00388490"/>
    </style:style>
    <style:style style:name="T40" style:family="text">
      <style:text-properties officeooo:rsid="0039575f"/>
    </style:style>
    <style:style style:name="T41" style:family="text">
      <style:text-properties officeooo:rsid="003b455e"/>
    </style:style>
    <style:style style:name="T42" style:family="text">
      <style:text-properties officeooo:rsid="003d14fa"/>
    </style:style>
    <style:style style:name="T43" style:family="text">
      <style:text-properties officeooo:rsid="003d24c7"/>
    </style:style>
    <style:style style:name="T44" style:family="text">
      <style:text-properties officeooo:rsid="003d51bc"/>
    </style:style>
    <style:style style:name="T45" style:family="text">
      <style:text-properties officeooo:rsid="003e0318"/>
    </style:style>
    <style:style style:name="T46" style:family="text">
      <style:text-properties officeooo:rsid="00422cde"/>
    </style:style>
    <style:style style:name="T47" style:family="text">
      <style:text-properties officeooo:rsid="00461c1f"/>
    </style:style>
    <style:style style:name="T48" style:family="text">
      <style:text-properties officeooo:rsid="004b4e28"/>
    </style:style>
    <style:style style:name="T49" style:family="text">
      <style:text-properties officeooo:rsid="004b75cf"/>
    </style:style>
    <style:style style:name="T50" style:family="text">
      <style:text-properties officeooo:rsid="004cee7b"/>
    </style:style>
    <style:style style:name="T51" style:family="text">
      <style:text-properties officeooo:rsid="004eae8b"/>
    </style:style>
    <style:style style:name="T52" style:family="text">
      <style:text-properties officeooo:rsid="004f539d"/>
    </style:style>
    <style:style style:name="T53" style:family="text">
      <style:text-properties officeooo:rsid="005017ba"/>
    </style:style>
    <style:style style:name="T54" style:family="text">
      <style:text-properties officeooo:rsid="0050933c"/>
    </style:style>
    <style:style style:name="T55" style:family="text">
      <style:text-properties officeooo:rsid="0051b2c8"/>
    </style:style>
    <style:style style:name="T56" style:family="text">
      <style:text-properties officeooo:rsid="0052143e"/>
    </style:style>
    <style:style style:name="T57" style:family="text">
      <style:text-properties officeooo:rsid="00562877"/>
    </style:style>
    <style:style style:name="T58" style:family="text">
      <style:text-properties officeooo:rsid="0058dead"/>
    </style:style>
    <style:style style:name="T59" style:family="text">
      <style:text-properties officeooo:rsid="005aae29"/>
    </style:style>
    <style:style style:name="T60" style:family="text">
      <style:text-properties officeooo:rsid="005bc1cc"/>
    </style:style>
    <style:style style:name="T61" style:family="text">
      <style:text-properties officeooo:rsid="005c8e1b"/>
    </style:style>
    <style:style style:name="T62" style:family="text">
      <style:text-properties officeooo:rsid="005e6eb9"/>
    </style:style>
    <style:style style:name="T63" style:family="text">
      <style:text-properties officeooo:rsid="005fc8a6"/>
    </style:style>
    <style:style style:name="T64" style:family="text">
      <style:text-properties officeooo:rsid="0060822e"/>
    </style:style>
    <style:style style:name="T65" style:family="text">
      <style:text-properties officeooo:rsid="006236be"/>
    </style:style>
    <style:style style:name="T66" style:family="text">
      <style:text-properties officeooo:rsid="00633e55"/>
    </style:style>
    <style:style style:name="T67" style:family="text">
      <style:text-properties officeooo:rsid="0064a75b"/>
    </style:style>
    <style:style style:name="T68" style:family="text">
      <style:text-properties fo:font-variant="small-caps"/>
    </style:style>
    <style:style style:name="T69" style:family="text">
      <style:text-properties fo:font-style="normal" style:font-style-asian="normal" style:font-style-complex="normal"/>
    </style:style>
    <style:style style:name="T70" style:family="text">
      <style:text-properties fo:font-style="normal" officeooo:rsid="006b82cb" style:font-style-asian="normal" style:font-style-complex="normal"/>
    </style:style>
    <style:style style:name="T71" style:family="text">
      <style:text-properties officeooo:rsid="006b82cb"/>
    </style:style>
    <style:style style:name="T72" style:family="text">
      <style:text-properties officeooo:rsid="006c2c40"/>
    </style:style>
    <style:style style:name="T73" style:family="text">
      <style:text-properties officeooo:rsid="006c8658"/>
    </style:style>
    <style:style style:name="T74" style:family="text">
      <style:text-properties officeooo:rsid="006de052"/>
    </style:style>
    <style:style style:name="T75" style:family="text">
      <style:text-properties officeooo:rsid="006e24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Круглая Радуга</text:h>
      <text:p text:style-name="P1">Посвящается Ричарду Фаринья</text:p>
      <text:h text:style-name="P12" text:outline-level="3">1</text:h>
      <text:h text:style-name="P12" text:outline-level="3">За пределами Нуля</text:h>
      <text:h text:style-name="P11"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4">закачаешься</text:span>: хрустальный дворец вдр<text:span text:style-name="T4">ызг</text:span>. Однако, в полной темноте, без проблеска света, <text:span text:style-name="T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н</text:span>ых среди прочей всячины, которую <text:span text:style-name="T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трухлый</text:span> бетон, <text:span text:style-name="T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давно</text:span> минувших дней, запахи керосинных зим, воскресных дней без уличного движения, кораллоподобно <text:span text:style-name="T9">необъяснимого</text:span> живого роста, начали вписыват<text:span text:style-name="T9">ь</text:span>ся в крутизны поворотов и миновать одиночные разъезды с кислым запахом <text:soft-page-break/>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1">опорах</text:span> в тёмно-зелёной краске, свисают <text:span text:style-name="T1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14">до единой </text:span>и только <text:span text:style-name="T15">лишь </text:span>призраки их, <text:span text:style-name="T15">недвижимые подобно</text:span> рисунк<text:span text:style-name="T15">ам</text:span> в пещере, застыли <text:span text:style-name="T15">по</text:span> стена<text:span text:style-name="T15">м</text:span> упрямым свечением… беженцев забирают партиями, на лифте—дощатая п<text:span text:style-name="T1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6">из </text:span>этаже<text:span text:style-name="T16">й</text:span> беженцы продвигаются и <text:span text:style-name="T16">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6">чего уж</text:span> перебирать <text:span text:style-name="T16">меблировкой</text:span>, раз <text:span text:style-name="T16">докатились</text:span> до такого? Под ногами хрустит древнейшая грязь города, последние напластования всего, что город <text:span text:style-name="T16">отжал</text:span>, чем <text:span text:style-name="T16">пуг</text:span>ал, лгал своим детям. Кому не сл<text:span text:style-name="T17">ышался этот</text:span> голос, <text:span text:style-name="T17">задушевный такой</text:span>, типа, <text:span text:style-name="T17">только между нами</text:span>: «<text:span text:style-name="T17">Да</text:span> ты <text:span text:style-name="T17">ж </text:span>и <text:span text:style-name="T17">сам </text:span>не вери<text:span text:style-name="T18">л</text:span>, <text:span text:style-name="T17">что</text:span> спасёшься. <text:span text:style-name="T19">Чего там</text:span>, теперь-<text:span text:style-name="T18">то все</text:span> мы уж<text:span text:style-name="T18">е</text:span> знаем <text:span text:style-name="T1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2">а́</text:span>м: начинает различаться сб<text:span text:style-name="T20">род</text:span> <text:span text:style-name="T20">перепившихся</text:span> <text:span text:style-name="T21">гуляк</text:span>, и в форме, и без, в обнимку с пустыми или полупустыми бутылками, <text:span text:style-name="T21">тут</text:span> развесился на стуле, <text:span text:style-name="T21">там</text:span> свернулся калачиком в нетопленном камине, вон те раскинулись на диванах, <text:span text:style-name="T21">поверх затоптанных</text:span> ковр<text:span text:style-name="T21">ов</text:span>, в шезлонгах на разных уровнях громадного зала, храпя<text:span text:style-name="T21">т</text:span> и сопя<text:span text:style-name="T21">т</text:span> на все лады <text:span text:style-name="T2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1">тянувшиеся</text:span> вокруг горизонталы, товарищи по оружию, поразрумянились, <text:span text:style-name="T21">будто</text:span> компашка голландских мужиков, которым снится их воскрешение в следующие пару минут. </text:p>
      <text:p text:style-name="Text_20_body"><text:soft-page-break/>По званию он Капитан, имя <text:span text:style-name="T23">Джеффри</text:span> («Пират») Прентис. Поверх него тёплое одеяло шотландской расцветки из оранжевого, ржавого, алого. У его черепа такое ощущение, словно <text:span text:style-name="T23">его</text:span> отли<text:span text:style-name="T23">ли</text:span> из металла. </text:p>
      <text:p text:style-name="Text_20_body">Прямиком над ним, на высоте четырёх метров, Тэди Блот вот-вот свалится с балкончика музыкантов, <text:span text:style-name="T23">из</text:span>брав для падения дыру, которую кто-то в грандиозном бзике прошиб несколько недель назад в эбонитовых до<text:span text:style-name="T2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23">аккомпанемент</text:span> зазвякавших пружин сетки. Одна из ножек отлетает прочь. «Доброе утро»,– <text:span text:style-name="T23">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23">помимо этого</text:span> шло <text:span text:style-name="T24">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25">с</text:span> к тому добавки из недопереваренной пищи <text:span text:style-name="T2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2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25">желают </text:span>хоть одним глазком <text:span text:style-name="T2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text:soft-page-break/>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2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text:soft-page-break/>Пират взглядывает на свои часы. Не с чего отсчитать. Поры лица начинает пощипывать. Стирая все мысли—как учат <text:span text:style-name="T2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3"/>
      <text:p text:style-name="P1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27">e</text:span>. Господь выдернул её ради него из <text:soft-page-break/>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27">Вы</text:span>жидая секунд<text:span text:style-name="T2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6">А ну, оторви-ка свою жопу от пола,</text:p>
      <text:p text:style-name="P16">(пожуй банан-чик) </text:p>
      <text:p text:style-name="P16">Зубы почисть и вперёд, на войну! </text:p>
      <text:p text:style-name="P16">Махни на прощанье <text:span text:style-name="T29">своей </text:span>спящей стране, </text:p>
      <text:p text:style-name="P16">И мечтам пошли поцелуй, </text:p>
      <text:p text:style-name="P16">Скажи Мисс Гребл, </text:p>
      <text:p text:style-name="P16">У тебя не стои́т, </text:p>
      <text:p text:style-name="P16">И не встанет до самой Победы, о, </text:p>
      <text:p text:style-name="P16">Но в мирное время всё будет торчком, </text:p>
      <text:p text:style-name="P16">(пожуй банан-чик) </text:p>
      <text:p text:style-name="P16">Вино шипучее, девульки жгучие— </text:p>
      <text:p text:style-name="P16">Осталось лишь пару немчур победить,</text:p>
      <text:p text:style-name="P16">Так улыбнись пошире, улыбкой лучшей в мире, </text:p>
      <text:p text:style-name="P16">Не заставляй нас повторять— </text:p>
      <text:p text:style-name="P1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29">а</text:span>бичем, <text:soft-page-break/>поперёк которо<text:span text:style-name="T2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29">по</text:span> все<text:span text:style-name="T29">м</text:span> комнат<text:span text:style-name="T29">ам</text:span> ширится, <text:s/>сменяя застойный дым ночи, <text:span text:style-name="T30">вперемешку с </text:span>алкогол<text:span text:style-name="T30">ем</text:span> и п<text:span text:style-name="T22">о́</text:span>т<text:span text:style-name="T30">ом</text:span>, хрупкий, райск<text:span text:style-name="T3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1">но вот </text:span>так, без экивоков, Смерть посылают на хуй—живая генетическая цепочка оказывается достаточно лабиринтной, чтоб сохран<text:span text:style-name="T3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1">посреди</text:span> войн<text:span text:style-name="T3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1">окружает</text:span> побереж<text:span text:style-name="T31">ья</text:span> громадного трапезного стола, остров южных морей за пару тропиков от промозглых средневековых фантазий Коридона Роспа, <text:span text:style-name="T3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1">один </text:span>француз наблюдая <text:soft-page-break/>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1">с</text:span>аны, банановые пельмени, банановый джем, банановый хлеб и бананы обожжённые на пламени коньяка многолетней выдержки, который Пират при<text:span text:style-name="T31">хватил</text:span> с собой в прошлом году из винного погреба в <text:span text:style-name="T3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3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35">возвращаясь</text:span> в трапезную к остальным, что наслаждаются своим банановым изобилием, густое насыщенье их изголодалых нёб <text:span text:style-name="T32">потерялось </text:span>где-то по ходу утра протяну<text:span text:style-name="T32">того</text:span> между ним и ими. <text:span text:style-name="T32">Разобщены н</text:span>а сотню миль, и <text:span text:style-name="T32"><text:s/></text:span>так <text:span text:style-name="T3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2">и впрямь</text:span> начали собираться. Команда американских сапёров высыпали на дорогу, <text:span text:style-name="T32">топают</text:span> расчищать какие-то руины неподалёку, <text:s/>и поют: </text:p>
      <text:p text:style-name="P17">Ух…</text:p>
      <text:p text:style-name="P17">Холодней, чем титьки ведьмы! </text:p>
      <text:p text:style-name="P17">Холодней ведра</text:p>
      <text:p text:style-name="P17">пингвиньего дерьма! </text:p>
      <text:p text:style-name="P17">Холодней, чем шерсть</text:p>
      <text:p text:style-name="P17"><text:soft-page-break/>на заднице полярного медведя! </text:p>
      <text:p text:style-name="P17">И даже, чем иней на </text:p>
      <text:p text:style-name="P17">фужере шампанского вина! </text:p>
      <text:p text:style-name="P22"/>
      <text:p text:style-name="P15">Нет, они <text:span text:style-name="T3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37">хотели</text:span>… Трансильванские мадьяры, умеют порчу насылать… шепчут <text:span text:style-name="T38">среди</text:span> ноч<text:span text:style-name="T38">и</text:span>… Ну, <text:span text:style-name="T3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38">новение</text:span> в фантазии посторонних: способность даже, брать на себя бремя управления ими, в данном случае <text:span text:style-name="T38">это всё</text:span> нафантазил румынский эмигрант-роялист, который может пригодиться в недалёком будущем. Этот его дар Фирма <text:span text:style-name="T38">считает</text:span> крайне полезным: в наше время не тронутые умственно лидеры и прочие исторические фигуры <text:span text:style-name="T38">нужны как воздух</text:span>. <text:span text:style-name="T3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38">схронов</text:span>, под ветерком овевающ<text:span text:style-name="T38">и</text:span>м их бунгало, пить за них что им вредно, <text:span text:style-name="T39">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39">возбуждаться</text:span> вместо них до эрекции <text:span text:style-name="T39">от </text:span>непрошенны<text:span text:style-name="T39">х</text:span> мысл<text:span text:style-name="T39">ей</text:span>, которые по мнению докторов не совсем того… страшится всего, что не должно <text:span text:style-name="T39">в</text:span>ызывать в них страха… тут будет уместным вспомнить слова П.М.С. Блакета: «Н<text:span text:style-name="T39">а войне н</text:span>ельзя руковод<text:span text:style-name="T39">ствоваться</text:span> порывами эмоций». <text:span text:style-name="T39">Вот и</text:span> мурлы<text:span text:style-name="T39">чь</text:span> себе тот тупой мотивчик, которому тебя обучали, <text:span text:style-name="T45">да</text:span> постарайся хуйни не напороть: </text:p>
      <text:p text:style-name="P18">Да—я—тот </text:p>
      <text:p text:style-name="P18">Самый, кто бредёт </text:p>
      <text:p text:style-name="P18">сквозь их фан-тази-и! </text:p>
      <text:p text:style-name="P18">Переживаю вместо них— </text:p>
      <text:p text:style-name="P18">Даже когда на девушку я вла-зи-ю— </text:p>
      <text:p text:style-name="P18">Приходится мне думать за других, </text:p>
      <text:p text:style-name="P18">Я знаю наперёд кому придёт черёд… </text:p>
      <text:p text:style-name="P18"/>
      <text:p text:style-name="P24">[И тут вступают тубы, баритоны и тромбоны в единой октаве] </text:p>
      <text:p text:style-name="P18"/>
      <text:p text:style-name="P18">И мне по барабану, что опааааасно это, </text:p>
      <text:p text:style-name="P18">Опасность – крыша, с которой я упал давным-давно— </text:p>
      <text:p text:style-name="P20">А когда придёт мне каюк, ты не <text:span text:style-name="T56">слишком </text:span>печалься, друг, </text:p>
      <text:p text:style-name="P18"><text:soft-page-break/><text:span text:style-name="T56">Вы</text:span>ссы на мой надгробный камень, </text:p>
      <text:p text:style-name="P18">Пив<text:span text:style-name="T56">о</text:span>, что задолжал <text:span text:style-name="T56">ты </text:span>мне, </text:p>
      <text:p text:style-name="P18">И—вперёд! </text:p>
      <text:p text:style-name="P7"/>
      <text:p text:style-name="Text_20_body"><text:span text:style-name="T3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0">в настолько</text:span> непредсказуемые масштаб<text:span text:style-name="T4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0">из</text:span>лишнюю хромосому Симптома Дауна, точно по темечку. С какого-то момента он <text:span text:style-name="T40">понимал </text:span>уже, что некоторые эпизоды в его снах принадлежат не ему. Не потому что об этом, уже наяву, свидетельствовал дотошный анализ <text:span text:style-name="T40">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4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0">состоялся</text:span> первый эпизод вне условий какого-либо сна—это случилось в <text:span text:style-name="T40">ходе </text:span>его Киплинговск<text:span text:style-name="T40">ого</text:span> период<text:span text:style-name="T4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text:soft-page-break/>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0">лучше</text:span>, <text:span text:style-name="T4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49">потащится</text:span> к столам <text:span text:style-name="T49">взвода суданских арабов</text:span> с широкой улыбкой и обратится к их сержанту на ты и по имени, <text:span text:style-name="T43">по братски</text:span>. Так что, конечно, Пират сделал ошибку, когда признал <text:span text:style-name="T40">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43">способных устраивать дела</text:span>, вызывает его в район <text:span text:style-name="T50">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41">для прочтения</text:span> <text:span text:style-name="T41">давних</text:span>, глипто-древни<text:span text:style-name="T41">х </text:span>письм<text:span text:style-name="T41">ён</text:span> в <text:span text:style-name="T4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43">направился</text:span> к этой <text:span text:style-name="T43">непонятности</text:span>. <text:span text:style-name="T43">Та</text:span> <text:span text:style-name="T43">за</text:span>скользи<text:span text:style-name="T43">ла</text:span> ему навстречу по камням мостовой медленно, как слизняк, оставляя в улице позади себя след с непонятно слизистым отблеском, исходивши<text:span text:style-name="T43">м</text:span> никак не от тумана. В разделя<text:span text:style-name="T43">ющ</text:span>ем их пространстве <text:span text:style-name="T4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1">а</text:span>лись судьбы всей Европы: </text:p>
      <text:p text:style-name="Text_20_body"/>
      <text:p text:style-name="P19">Никто не-знает-где на-карте,</text:p>
      <text:p text:style-name="P19"><text:soft-page-break/>Кто-б-мог подумать всё пойдёт-с-того? </text:p>
      <text:p text:style-name="P19">Но всякий серб иль монте-негро-ец </text:p>
      <text:p text:style-name="P19">Только и ждут, что грянет наконец— </text:p>
      <text:p text:style-name="P19">О, милая, пакуй мой саквояж, </text:p>
      <text:p text:style-name="P19">И прикури сигару мне потолще, </text:p>
      <text:p text:style-name="P19">Пиши мне до востр-ебо-вания: </text:p>
      <text:p text:style-name="P19">Вос-точный Экс-пресс, </text:p>
      <text:p text:style-name="P1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47">й</text:span>ся своих владелиц, висит у трактирных фонарей Ист-Енда, покуда Аденоид не прекращает бесчинств, но не заглатывает в жертву кого п<text:span text:style-name="T22">о́</text:span>падя, нет, у злобного Аденоида имеется общий план, в соответствии с которым ведётся отбор определённых особ—<text:span text:style-name="T43">с учётом</text:span> предстоящи<text:span text:style-name="T43">х</text:span> выбор<text:span text:style-name="T43">ов</text:span>, ширящ<text:span text:style-name="T43">его</text:span>ся невысказанн<text:span text:style-name="T43">ого</text:span> недовольств<text:span text:style-name="T43">а</text:span> в Англии, вверга<text:span text:style-name="T4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44">ов</text:span> на их маршруте перехватывают твёрдо-пупырчаты<text:span text:style-name="T44">е</text:span> щупальца <text:s/>Аденоида бежево-светящегося цвета, телеграфная связь отключается по малейшей прихоти Твари. Каждое утро лорду Блатрарду Осмо <text:soft-page-break/>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2">н</text:span>улся. Хотя ему и удалось разработать ломаный диалект, на котором они с Аденоидом могли общаться, его <text:span text:style-name="T4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44">ужасаясь</text:span> его грандиозностью—но только не <text:s/>второй мировой, разумеется. Впрочем, Пирату <text:span text:style-name="T42">в тот период</text:span> Фирма позволяла лишь крошечно гомеопатические дозы мира, чтобы он не пошёл вразнос, но, <text:span text:style-name="T44">вместе с тем,</text:span> <text:span text:style-name="T44">чтобы</text:span> <text:span text:style-name="T48">и </text:span>не отравился <text:s/>ими. </text:p>
      <text:p text:style-name="P2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55">х</text:span> очк<text:span text:style-name="T55">ов</text:span> по рецепту, в золотой оправе <text:span text:style-name="T55">и</text:span> стиле генерала МакАртура, пар<text:span text:style-name="T55">ы</text:span> серебряных щёточек-расчёсок в форме пылающего меча ГКСЭС, подарок Мамы, который он находит весьма изысканным. </text:p>
      <text:p text:style-name="Text_20_body"><text:soft-page-break/>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5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55">излишне</text:span> любопытных), Блоту не до этого всего: он слишком поглощён подготовкой возможных оправданий, если его застукают, хот<text:span text:style-name="T5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1">тут</text:span>, вроде, <text:span text:style-name="T51">с</text:span> Ок<text:span text:style-name="T51">с</text:span>форд<text:span text:style-name="T51">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1">взглянуть</text:span> в глаза друг другу, пока не скрипнешь стулом на 90°. Стол Тантиви аккуратен, у Слотропа же жуткая свалка, <text:span text:style-name="T51">в которой</text:span> и чёрт ногу сломит. Он не расчищался до столешницы с 1942. Навал слежался слоями <text:span text:style-name="T52">скреплёнными</text:span> вкраплени<text:span text:style-name="T5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52">ой</text:span>, лепёшками высохших пятен чая или кофе, следами сахара и Домашнего Молока, <text:span text:style-name="T52">сюда же примешаны </text:span>пригоршн<text:span text:style-name="T5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52">растолчённые </text:span>в пыль. Затем <text:span text:style-name="T52">идёт</text:span> россыпь скрепок, кремней <text:span text:style-name="T5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52">жутко-</text:span>трудно-<text:span text:style-name="T52">где-</text:span>на<text:span text:style-name="T52">йти</text:span> гелиотропный и горчичный, <text:soft-page-break/>Скользкий Вяз Таблетки Т<text:span text:style-name="T57">э</text:span>я от Горла, присланные мамой Слотропа, Налиной, аж из <text:span text:style-name="T5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53">ю</text:span>б<text:span text:style-name="T53">э</text:span> нашёл розу в Ирландии» («У него <text:span text:style-name="T53">попадаются</text:span> неплохие аранжировки»,– уверяет Тантиви,–«<text:span text:style-name="T5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5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53">в </text:span>обшивк<text:span text:style-name="T5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53">м</text:span> цвето<text:span text:style-name="T5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5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53">ая</text:span>, и Катариной, золот<text:span text:style-name="T53">ая</text:span>, <text:span text:style-name="T53">а</text:span> взгляд переходит на Алису, Делорес, Ширли, парочка Сэлли—тут в основном красн<text:span text:style-name="T53">ые</text:span> и сини<text:span text:style-name="T5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54">м</text:span> смерти <text:span text:style-name="T54">ему</text:span> явно <text:span text:style-name="T54">хватает</text:span> врем<text:span text:style-name="T54">ени</text:span>, чтоб и за девушками успе<text:span text:style-name="T54">ва</text:span>ть. Если <text:span text:style-name="T54">имеется</text:span> какая-то причина клеить эти бумажные звезды кажд<text:span text:style-name="T54">ые</text:span> пару дней, то он о ней не распространяется—она, похоже, <text:soft-page-break/>не для посторонних. Карту видит один только Тантиви и тот относится к ней со снисходительностью дружелюбного антрополога: «<text:span text:style-name="T5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3"/>
      <text:p text:style-name="P25">Ветер изменился, дует с юго-запада, и барометр падает. Немногим за полдень, а уже стемнело <text:span text:style-name="T5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59">ещё </text:span>до приезда Слотропа, самая усиленная охрана из всех, что он вообще <text:span text:style-name="T5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59">ы</text:span>—американскому лейтенанту и <text:span text:style-name="T59">посмотреть</text:span> нельзя, нет, не сегодня. ТОТСССГ, конечно, бедный родственник для разведки Союзных Сил. Но хоть на этот раз Слотроп не один <text:span text:style-name="T59">такой</text:span>, он с холодным удовлетворением пронаблюдал как его ровню из ТехИнформа, а вскоре и шефа <text:span text:style-name="T5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5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text:soft-page-break/>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59">по справочнику</text:span>. <text:span text:style-name="T59">За этим</text:span> что-то больше<text:span text:style-name="T5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маленькие ставки, на шиллинг-два, с Тантиви Махер-Маффиком, <text:span text:style-name="T60">из-</text:span>за соседн<text:span text:style-name="T6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0">подставили</text:span>. Боже, нельзя же, чтоб <text:span text:style-name="T6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6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0">ляется</text:span> за высокими холодными окнами М<text:span text:style-name="T6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0">в подобных</text:span> океан<text:span text:style-name="T60">ах</text:span>, Тантиви всегда рядом, красне<text:span text:style-name="T60">ет </text:span>и улыба<text:span text:style-name="T60">ется</text:span>, а Слотроп изумл<text:span text:style-name="T60">ён, что</text:span> в самых крутых передрягах Тантиви ни разу его не подвёл. </text:p>
      <text:p text:style-name="P26"><text:soft-page-break/>Он знает, что с ним можно говорить обо всём. Это касается не только текущего докладах об амурах с Нормой (ямочки на плотных ножках как у девч<text:span text:style-name="T6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0">плакатиками</text:span> <text:span text:style-name="T68">запрещается</text:span> или <text:span text:style-name="T6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1">недавно</text:span>, ну, это вообще <text:span text:style-name="T62">ни в какие ворота</text:span>, жуткий заговор какой-то, когда Слотроп зашёл, как и условились, встретиться с одной, но увидел двух, рядышком, и ракурс <text:span text:style-name="T6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62">а</text:span> в луче, тут-то и накатила паранойя, лица их <text:span text:style-name="T1">обеих</text:span> двух начали к нему <text:span text:style-name="T62">раз</text:span>ворачиваться…. </text:p>
      <text:p text:style-name="P26">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62">ничего подобного</text:span>! Никто <text:span text:style-name="T6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повязав<text:span text:style-name="T62">шись</text:span> платк<text:span text:style-name="T6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62">малость перебор</text:span>, возможно, но… «Мне ведомо, есть в миру любовь <text:span text:style-name="T6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26">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27">Карта ставит Тантиви в тупик. Её не спишешь на обычную охоту американского горлопана <text:span text:style-name="T63">з</text:span>а охо<text:span text:style-name="T63">чими</text:span> двуствол<text:span text:style-name="T63">ками</text:span>, <text:span text:style-name="T6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63">под</text:span>водить его <text:span text:style-name="T63">к</text:span> тем<text:span text:style-name="T63">е</text:span> дипломатическим<text:span text:style-name="T63">и уловками</text:span>, даже теперь. На первых порах Слотроп, с чудаковатым <text:span text:style-name="T63">джентльменством</text:span>, вообще <text:span text:style-name="T63">её не касался</text:span>, пок<text:span text:style-name="T63">уд</text:span>а не понял насколько Тантиви застенчив. Ему дошло это, когда тот попросил найти ему подружку. И примерно в то же время, Тантиви <text:span text:style-name="T6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text:soft-page-break/>он запечатлевает миг, оттуда, отсюда, дни опять холодают, иней по утрам, ощущение груди Дженифер <text:span text:style-name="T63">под</text:span> холодной шерст<text:span text:style-name="T63">ью</text:span> свитера, когда прижал, чтоб чуть согреться в пропахшей <text:span text:style-name="T63">угольным</text:span> дымом <text:s/>прихожей, дневную унылость которой ему никогда не узнать… чашка закипевшего бульона, капля <text:span text:style-name="T63">падает</text:span> на колено и об<text:span text:style-name="T6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28">–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Вскоре, после паузы, с трясущейся сигаретой: – Их не <text:span text:style-name="T6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67">етя</text:span> сквозь запах конопли и коричневый сумрак, теперь больше обеспокоен <text:span text:style-name="T64">содроганьями</text:span> Слотропа, чем личными страхами, ему ничего не оста<text:span text:style-name="T64">ётся</text:span> кроме известных ему каналов в попытке развеять и снять <text:span text:style-name="T67">их</text:span>.– Может тебе стоит посмотреть места, где они взрывались…. </text:p>
      <text:p text:style-name="Text_20_body">– Зачем? От них же ничего не остаётся. Не так разве? </text:p>
      <text:p text:style-name="P28">– Я не знаю. Даже немц<text:span text:style-name="T64">ам</text:span> вряд ли <text:span text:style-name="T64">известно</text:span>. Но это для нас отличная возможность об<text:span text:style-name="T64">какать </text:span>ТехИнформ. <text:span text:style-name="T6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text:soft-page-break/>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6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64">ие</text:span>вском стиле давным-давно, у вечнозелёных падубов… к крикам требующим <text:span text:style-name="T6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29">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сказала, было: «Жвачка <text:span text:style-name="T6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65">й</text:span> запах и больше никогда никаких сюрпризов внутри. И тут она улыбнулась, совсем слабо, и он понял, что именно этого и ждал, <text:span text:style-name="T65">ух-ты</text:span>!—улыбка Ширли Темпл, которая сразу перечеркнула всё, среди чего они её нашли. Глупее не придумаешь. Он <text:span text:style-name="T6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44">&amp;&amp;&amp;&amp;</text:p>
      <text:p text:style-name="P36"><draw:frame draw:style-name="fr1" draw:name="Image5" text:anchor-type="paragraph" svg:width="6.9252in" svg:height="0.3661in" draw:z-index="4"><draw:image xlink:href="Pictures/1000000000000B720000009B428C9716555D8079.png" xlink:type="simple" xlink:show="embed" xlink:actuate="onLoad" loext:mime-type="image/png"/></draw:frame><text:span text:style-name="T69">У него появилась навязчивая идея ракеты, на которой написано его имя—если они и впрямь решили его </text:span><text:span text:style-name="T70">кончить</text:span><text:span text:style-name="T6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1">это</text:span> может пригодиться,– Тантиви позабавлено <text:span text:style-name="T71">взглядывает</text:span> на него, – надёжный финт, особенно перед боем, знаешь, <text:span text:style-name="T1">просимулировать</text:span> что-то в <text:span text:style-name="T71">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text:soft-page-break/>любой момент, в следующую секунду, сейчас, враз… блядь… просто нуль, просто и того <text:span text:style-name="T71">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1">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1">коробкой</text:span> для ланча, с глазами припухшими после рабочего дня над машинкой, задела его локтем, проходя мимо. </text:p>
      <text:p text:style-name="P30">– Нет, это немцы,– её подруга <text:span text:style-name="T71">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72">завозюканными</text:span> <text:span text:style-name="T72">многолетней</text:span> безжалостно<text:span text:style-name="T72">й</text:span> <text:span text:style-name="T72">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72">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text:soft-page-break/>В его истории и, очень может быть, помилуй его Господи, в его досье отмечена особая чувствительность <text:span text:style-name="T72">к</text:span> происходяще<text:span text:style-name="T72">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32"><text:span text:style-name="Emphasis">В память Константа </text:span></text:p>
      <text:p text:style-name="P32"><text:span text:style-name="Emphasis">Слотропа, что умер Марта </text:span></text:p>
      <text:p text:style-name="P32"><text:span text:style-name="Emphasis">4-го 1766 г., на 29-м </text:span></text:p>
      <text:p text:style-name="P32"><text:span text:style-name="Emphasis">году от роду. </text:span></text:p>
      <text:p text:style-name="P31"><text:span text:style-name="Emphasis"/></text:p>
      <text:p text:style-name="P41"><text:span text:style-name="Emphasis">Смерть есть природе долг, </text:span></text:p>
      <text:p text:style-name="P40"><text:span text:style-name="Emphasis">Я уплатил, и ты заплатишь.</text:span> </text:p>
      <text:p text:style-name="P40"/>
      <text:p text:style-name="Text_20_body">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73">д</text:span>ного Знамени, как для м-с Элизабет, жены лейтенанта Исайи Слотропа (ум. 1812): </text:p>
      <text:p text:style-name="Text_20_body"/>
      <text:p text:style-name="P39">Смерть ненасытная меня скосила, </text:p>
      <text:p text:style-name="P39"><text:span text:style-name="T73">До часа, когда вновь</text:span> Христос приидет </text:p>
      <text:p text:style-name="P39"><text:span text:style-name="T73">Ч</text:span>ад Его спас<text:span text:style-name="T73">ать, как сказано в</text:span> Писании <text:span text:style-name="T73">о Нём,</text:span> </text:p>
      <text:p text:style-name="P39">Мой плач услышь, читающий сие, </text:p>
      <text:p text:style-name="P39"><text:span text:style-name="T73">Злато н</text:span>е сдела<text:span text:style-name="T73">ет</text:span> вечным твоё бытие. </text:p>
      <text:p text:style-name="P39">Ткацкий стан Господа не <text:span text:style-name="T73">прекращает</text:span> дела своего, </text:p>
      <text:p text:style-name="P39"><text:soft-page-break/>Наши пути следуют нитям любви Его. </text:p>
      <text:p text:style-name="P33"/>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7">Мне некогда было дожидаться Смерти,</text:p>
      <text:p text:style-name="P3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73">мехо</text:span>торговцы, козлиными шкурами, <text:span text:style-name="T73">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74">которые</text:span> увозили <text:s/>куда-нибудь ещё, по всей Республике. Всегда куда-нибудь ещё. Деньги находили лазейки просочиться <text:span text:style-name="T74">прочь </text:span>из портфелей акций более хитрыми путями, чем любая генеалогия: <text:span text:style-name="T74">то, </text:span>что оставалось дома, шло на земельные участки 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34"/>
      <text:p text:style-name="P38">Падение дьявольски нелёгкий труд,</text:p>
      <text:p text:style-name="P38">Ведётся постепенно, кропотливо— </text:p>
      <text:p text:style-name="P38">Никто не согрешает в одночасье, </text:p>
      <text:p text:style-name="P38">Тут дребезги нужны, чтоб поскользнуться, </text:p>
      <text:p text:style-name="P34">но всё-таки они держались. Традиция, <text:span text:style-name="T74">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74">ой</text:span>-то <text:span text:style-name="T74">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text:soft-page-break/>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74">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74">ли</text:span>сь в зелёную пустошь или усыха<text:span text:style-name="T74">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74">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35">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74">отсюда</text:span> и сравнения таки<text:span text:style-name="T74">е</text:span>. Головешки падали пять часов кряду, дети давно заснули, а взрослые пили кофе и рассказывали друг другу какие пожары вид<text:span text:style-name="T75">а</text:span>ли они в другие годы. </text:p>
      <text:p text:style-name="P35">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75"> </text:span><text:span text:style-name="Emphasis">небо <text:s/></text:span>именно так и распахивается, вот-вот прорвётся, его лицо уже очерчено этим светом, сейчас всё пропадёт и он <text:span text:style-name="T75">утратит</text:span> себя, как <text:span text:style-name="T75">постоянно</text:span> гов<text:span text:style-name="T75">а</text:span>ри<text:span text:style-name="T75">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text:span text:style-name="T75">своим</text:span> объяснением благодати, они клянутся, <text:span text:style-name="Emphasis">так оно и бывает—да великая длань света опускается из облаков....</text:span> </text:p>
      <text:p text:style-name="P4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3T18:04:42.932422878</dc:date>
    <meta:editing-cycles>67</meta:editing-cycles>
    <meta:editing-duration>P7DT11H34S</meta:editing-duration>
    <meta:generator>LibreOffice/6.1.5.2$Linux_X86_64 LibreOffice_project/10$Build-2</meta:generator>
    <meta:document-statistic meta:table-count="0" meta:image-count="5" meta:object-count="0" meta:page-count="24" meta:paragraph-count="200" meta:word-count="9877" meta:character-count="68058" meta:non-whitespace-character-count="58202"/>
  </office:meta>
</office:document-meta>
</file>